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ggregateTransformer.getStyleshe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ggregateTransformer.create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ggregateTransformer.setStyledir( File styl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Transformer.setTodir( File to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Transformer.setFormat( Format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Transformer.checkOp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ggregateTransformer.transform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AggregateTransformer.setExtension( String 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Transformer.AggregateTransformer( 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ggregateTransformer.getDocumentBuild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Transformer.setXmlDocument(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Transformer.setXmlfile( File xml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ggregateTransformer.getStylesheetSystemI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